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versikt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13" table:default-cell-style-name="ce5"/>
        <table:table-row table:style-name="ro1">
          <table:table-cell table:style-name="ce3" office:value-type="string" calcext:value-type="string">
            <text:p>Arrangement</text:p>
          </table:table-cell>
          <table:table-cell table:style-name="ce6" office:value-type="string" calcext:value-type="string">
            <text:p>Sommerkurs for voksn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o</text:p>
          </table:table-cell>
          <table:table-cell table:style-name="ce7" office:value-type="date" office:date-value="2021-10-20" calcext:value-type="date">
            <text:p>10/20/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id</text:p>
          </table:table-cell>
          <table:table-cell table:style-name="Default" office:value-type="string" calcext:value-type="string">
            <text:p>18:00-20: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d</text:p>
          </table:table-cell>
          <table:table-cell table:style-name="Default" office:value-type="string" calcext:value-type="string">
            <text:p>Ila Parke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tgifter</text:p>
          </table:table-cell>
          <table:table-cell table:style-name="ce8" table:formula="of:=SUM([$Manifest.F$1:$Manifest.F$1048576])" office:value-type="currency" office:currency="NOK" office:value="600" calcext:value-type="currency">
            <text:p>kr 600.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ntekter</text:p>
          </table:table-cell>
          <table:table-cell table:style-name="ce8" table:formula="of:=SUM([$Manifest.G$1:$Manifest.G$1048576])" office:value-type="currency" office:currency="NOK" office:value="800" calcext:value-type="currency">
            <text:p>kr 800.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t</text:p>
          </table:table-cell>
          <table:table-cell table:style-name="ce8" table:formula="of:=[.B6]-[.B5]" office:value-type="currency" office:currency="NOK" office:value="200" calcext:value-type="currency">
            <text:p>kr 200.0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Mer om arrangentet: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te sommerkurset var ment for voksne fra 20 til 50.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Notater og bemerkninger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t var mange som besvimte idag pågrunn av varnmen, vi bør ta med vann til neste arrangement!</text:p>
            <text:p> Overraskende nokk kom det en 90åring! Kanskje vi bør ha et kurs for gamle med fokus på falling…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Manifest" table:style-name="ta1">
        <table:table-column table:style-name="co3" table:number-columns-repeated="1024" table:default-cell-style-name="ce5"/>
        <table:table-row table:style-name="ro1">
          <table:table-cell table:style-name="ce3" office:value-type="string" calcext:value-type="string">
            <text:p>Fornavn</text:p>
          </table:table-cell>
          <table:table-cell table:style-name="ce3" office:value-type="string" calcext:value-type="string">
            <text:p>Etternavn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Alder</text:p>
          </table:table-cell>
          <table:table-cell table:style-name="ce3" office:value-type="string" calcext:value-type="string">
            <text:p>Fravær (x)</text:p>
          </table:table-cell>
          <table:table-cell table:style-name="ce3" office:value-type="string" calcext:value-type="string">
            <text:p>Utgifter</text:p>
          </table:table-cell>
          <table:table-cell table:style-name="ce3" office:value-type="string" calcext:value-type="string">
            <text:p>Inntek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jorn</text:p>
          </table:table-cell>
          <table:table-cell office:value-type="string" calcext:value-type="string">
            <text:p>Ivar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e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how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r</text:p>
          </table:table-cell>
          <table:table-cell office:value-type="string" calcext:value-type="string">
            <text:p>Aasen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o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o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Manifest.A1:Manifest.G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 number:language="af" number:country="NA">$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currency-symbol number:language="af" number:country="NA">$</number:currency-symbol>
      <number:text>-</number:text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currency-symbol number:language="no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no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5:11:43.00815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3:40:53.121763209</meta:creation-date>
    <meta:generator>LibreOffice/6.4.7.2$Linux_X86_64 LibreOffice_project/40$Build-2</meta:generator>
    <dc:date>2021-10-30T15:48:14.292813682</dc:date>
    <meta:editing-duration>PT34M32S</meta:editing-duration>
    <meta:editing-cycles>12</meta:editing-cycles>
    <meta:document-statistic meta:table-count="2" meta:cell-count="62" meta:object-count="0"/>
  </office:meta>
</office:document-meta>
</file>